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Mono" svg:font-family="'DejaVu Sans Mono'" style:font-family-generic="modern" style:font-pitch="fixed"/>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2"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3"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3">
      <style:paragraph-properties fo:line-height="100%" fo:text-align="start" style:justify-single-word="false">
        <style:tab-stops>
          <style:tab-stop style:position="0.5in"/>
        </style:tab-stops>
      </style:paragraph-properties>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3"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break-before="page"/>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use-window-font-color="true"/>
    </style:style>
    <style:style style:name="T8"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9" style:family="text">
      <style:text-properties style:text-position="0% 100%"/>
    </style:style>
    <style:style style:name="T10" style:family="text">
      <style:text-properties style:font-name="Liberation Serif1"/>
    </style:style>
    <style:style style:name="T11" style:family="text">
      <style:text-properties fo:font-size="12pt"/>
    </style:style>
    <style:style style:name="T12" style:family="text">
      <style:text-properties fo:language="en" fo:country="US"/>
    </style:style>
    <style:style style:name="T13" style:family="text">
      <style:text-properties fo:font-style="normal"/>
    </style:style>
    <style:style style:name="T14" style:family="text">
      <style:text-properties style:text-underline-style="none"/>
    </style:style>
    <style:style style:name="T15" style:family="text">
      <style:text-properties fo:font-weight="normal"/>
    </style:style>
    <style:style style:name="T16" style:family="text">
      <style:text-properties style:font-name-asian="DejaVu Sans"/>
    </style:style>
    <style:style style:name="T17" style:family="text">
      <style:text-properties style:font-size-asian="10.5pt"/>
    </style:style>
    <style:style style:name="T18" style:family="text">
      <style:text-properties style:language-asian="zxx" style:country-asian="none"/>
    </style:style>
    <style:style style:name="T19" style:family="text">
      <style:text-properties style:font-style-asian="normal"/>
    </style:style>
    <style:style style:name="T20" style:family="text">
      <style:text-properties style:font-weight-asian="normal"/>
    </style:style>
    <style:style style:name="T21" style:family="text">
      <style:text-properties style:font-name-complex="DejaVu Sans"/>
    </style:style>
    <style:style style:name="T22" style:family="text">
      <style:text-properties style:font-size-complex="12pt"/>
    </style:style>
    <style:style style:name="T23" style:family="text">
      <style:text-properties style:language-complex="zxx" style:country-complex="none"/>
    </style:style>
    <style:style style:name="T24" style:family="text">
      <style:text-properties style:font-style-complex="normal"/>
    </style:style>
    <style:style style:name="T25" style:family="text">
      <style:text-properties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3"><text:span text:style-name="T1">C</text:span><text:span text:style-name="T2">HAPTER </text:span><text:span text:style-name="T1">26</text:span></text:p>
      <text:p text:style-name="P6"><text:span text:style-name="T3">P</text:span><text:span text:style-name="T4">ARENTERAL</text:span><text:span text:style-name="T3"> N</text:span><text:span text:style-name="T4">UTRITION</text:span></text:p>
      <text:p text:style-name="P23">Perhaps we should say, “You are what's infused into you!” for this chapter.</text:p>
      <text:p text:style-name="P7">--A horrible attempt at humor from this book's author.</text:p>
      <text:p text:style-name="P3"/>
      <text:p text:style-name="P3">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3"/>
      <text:p text:style-name="P3">This chapter will present the following concepts related to parenteral nutrition:</text:p>
      <text:list xml:id="list1564559574" text:style-name="L1">
        <text:list-item>
          <text:p text:style-name="P18">various terms used to refer to parenteral nutrition, </text:p>
        </text:list-item>
        <text:list-item>
          <text:p text:style-name="P18">macronutrients and micronutrients commonly used,</text:p>
        </text:list-item>
        <text:list-item>
          <text:p text:style-name="P18">quantities and concentrations of nutrients in PN,</text:p>
        </text:list-item>
        <text:list-item>
          <text:p text:style-name="P18">precipitation concerns,</text:p>
        </text:list-item>
        <text:list-item>
          <text:p text:style-name="P18">osmolarity and implications involving infusion options,</text:p>
        </text:list-item>
        <text:list-item>
          <text:p text:style-name="P18">determining appropriate PN volume for a patient, and</text:p>
        </text:list-item>
        <text:list-item>
          <text:p text:style-name="P18">calculating calorie requirements for patients.</text:p>
        </text:list-item>
      </text:list>
      <text:p text:style-name="P3"/>
      <text:p text:style-name="P4">Commonly used terms for parenteral nutrition</text:p>
      <text:p text:style-name="P3"/>
      <text:p text:style-name="P3">Parenteral nutrition is referred to by many different names including:</text:p>
      <text:list xml:id="list959189291" text:style-name="L2">
        <text:list-item>
          <text:p text:style-name="P19"><text:span text:style-name="T5">total parenteral nutrition</text:span> (TPN) – As the name implies it involves a patient receiving all of their nutritional needs parenterally</text:p>
        </text:list-item>
        <text:list-item>
          <text:p text:style-name="P19"><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9"><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9"><text:span text:style-name="T5">total nutrient admixture</text:span> (TNA) – This is a term that could be used interchangeably with total parenteral nutrition.</text:p>
        </text:list-item>
        <text:list-item>
          <text:p text:style-name="P19"><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9"><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19"><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3"/>
      <text:p text:style-name="P4">Macronutrients and micronutrients</text:p>
      <text:p text:style-name="P3"/>
      <text:p text:style-name="P3">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enteral nutrition</text:p>
            </table:table-cell>
            <table:table-cell table:style-name="Table1.A1" office:value-type="string">
              <text:p text:style-name="P11">parenteral nutrition</text:p>
            </table:table-cell>
            <table:table-cell table:style-name="Table1.A1" office:value-type="string">
              <text:p text:style-name="P11">function/purpose</text:p>
            </table:table-cell>
          </table:table-row>
        </table:table-header-rows>
        <table:table-row table:style-name="Table1.1">
          <table:table-cell table:style-name="Table1.A1" office:value-type="string">
            <text:p text:style-name="P5">Macronutrients</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water</text:p>
          </table:table-cell>
          <table:table-cell table:style-name="Table1.A1" office:value-type="string">
            <text:p text:style-name="P10">water</text:p>
          </table:table-cell>
          <table:table-cell table:style-name="Table1.A1" office:value-type="string">
            <text:p text:style-name="P10">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0">protein</text:p>
          </table:table-cell>
          <table:table-cell table:style-name="Table1.A1" office:value-type="string">
            <text:p text:style-name="P10">amino acids</text:p>
          </table:table-cell>
          <table:table-cell table:style-name="Table1.A1" office:value-type="string">
            <text:p text:style-name="P10">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0">carbohydrates</text:p>
          </table:table-cell>
          <table:table-cell table:style-name="Table1.A1" office:value-type="string">
            <text:p text:style-name="P10">dextrose</text:p>
          </table:table-cell>
          <table:table-cell table:style-name="Table1.A1" office:value-type="string">
            <text:p text:style-name="P10">Carbohydrates are the primary source of cellular energy. Dextrose, a simple sugar, provides this role in PN.</text:p>
          </table:table-cell>
        </table:table-row>
        <table:table-row table:style-name="Table1.1">
          <table:table-cell table:style-name="Table1.A1" office:value-type="string">
            <text:p text:style-name="P10">fat</text:p>
          </table:table-cell>
          <table:table-cell table:style-name="Table1.A1" office:value-type="string">
            <text:p text:style-name="P10">lipids</text:p>
          </table:table-cell>
          <table:table-cell table:style-name="Table1.A1" office:value-type="string">
            <text:p text:style-name="P10">Fatty acids perform important physiological functions.</text:p>
          </table:table-cell>
        </table:table-row>
        <table:table-row table:style-name="Table1.1">
          <table:table-cell table:style-name="Table1.A1" office:value-type="string">
            <text:p text:style-name="P12">Micronutrients</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vitamin</text:p>
          </table:table-cell>
          <table:table-cell table:style-name="Table1.A1" office:value-type="string">
            <text:p text:style-name="P10">multivitamin injection (MVI)</text:p>
          </table:table-cell>
          <table:table-cell table:style-name="Table1.A1" office:value-type="string">
            <text:p text:style-name="P10">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0">trace elements</text:p>
          </table:table-cell>
          <table:table-cell table:style-name="Table1.A1" office:value-type="string">
            <text:p text:style-name="P10">trace elements</text:p>
          </table:table-cell>
          <table:table-cell table:style-name="Table1.A1" office:value-type="string">
            <text:p text:style-name="P10">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0">electrolytes</text:p>
          </table:table-cell>
          <table:table-cell table:style-name="Table1.A1" office:value-type="string">
            <text:p text:style-name="P10">electrolytes</text:p>
          </table:table-cell>
          <table:table-cell table:style-name="Table1.A1" office:value-type="string">
            <text:p text:style-name="P10">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0">N/A</text:p>
          </table:table-cell>
          <table:table-cell table:style-name="Table1.A1" office:value-type="string">
            <text:p text:style-name="P10">drug additives</text:p>
          </table:table-cell>
          <table:table-cell table:style-name="Table1.A1" office:value-type="string">
            <text:p text:style-name="P10">While not technically a nutrient PN will often include drug additives such as regular insulin, H2 antagonists, heparin, etc.</text:p>
          </table:table-cell>
        </table:table-row>
      </table:table>
      <text:p text:style-name="P4"><text:soft-page-break/>Quantities and concentrations of nutrients in parenteral nutrition</text:p>
      <text:p text:style-name="P3"/>
      <text:p text:style-name="P3">Now that we have introduced the most common ingredients of parenteral nutrition let's take a moment and look at a PN that has been ordered and determine the quantities ad concentrations of its nutrients.</text:p>
      <text:p text:style-name="P3"/>
      <text:p text:style-name="P5">Example</text:p>
      <text:p text:style-name="P3"/>
      <text:p text:style-name="P3">The pharmacy receives a request for a partial parenteral nutrition to be infused through a central line over 16 hours. On the left are the requested quantities/concentration and on the right are the available components. </text:p>
      <text:p text:style-name="P3"/>
      <text:p text:style-name="P8">Requested PN<text:tab/><text:tab/><text:tab/><text:tab/><text:tab/>Source components</text:p>
      <text:p text:style-name="P9">amino acids 2.125%<text:tab/><text:tab/><text:tab/><text:tab/>8.5% amino acid solution</text:p>
      <text:p text:style-name="P9">dextrose 20%<text:tab/><text:tab/><text:tab/><text:tab/><text:tab/>50% dextrose solution</text:p>
      <text:p text:style-name="P9">sodium chloride 15 mEq<text:tab/><text:tab/><text:tab/>14.6% sodium chloride (2.5mEq/mL, 146 mg/mL)</text:p>
      <text:p text:style-name="P9">potassium phosphate 15 mMol<text:tab/><text:tab/>potassium phosphate 3 mMol/mL</text:p>
      <text:p text:style-name="P9">calcium gluconate 2.5 mEq<text:tab/><text:tab/><text:tab/>10% calcium gluconate (4.65 mEq/10 mL) </text:p>
      <text:p text:style-name="P9">MVI 10 mL<text:tab/><text:tab/><text:tab/><text:tab/><text:tab/>MVI 10 mL vial</text:p>
      <text:p text:style-name="P9">trace elements 1 mL<text:tab/><text:tab/><text:tab/><text:tab/>trace elements 1 mL vial</text:p>
      <text:p text:style-name="P9">regular insulin 15 units<text:tab/><text:tab/><text:tab/>Humulin R U-100 (100 units/mL)</text:p>
      <text:p text:style-name="P9">SWFI qs 1000 mL<text:tab/><text:tab/><text:tab/><text:tab/>Sterile Water for Injection</text:p>
      <text:p text:style-name="P3"/>
      <text:p text:style-name="P9"><draw:frame draw:style-name="fr2" draw:name="Object1" text:anchor-type="as-char" svg:width="2.2535in" svg:height="1.372in" draw:z-index="9"><draw:object xlink:href="./Object 1" xlink:type="simple" xlink:show="embed" xlink:actuate="onLoad"/><draw:image xlink:href="./ObjectReplacements/Object 1" xlink:type="simple" xlink:show="embed" xlink:actuate="onLoad"/></draw:frame></text:p>
      <text:p text:style-name="P9"/>
      <text:p text:style-name="P9"><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9"/>
      <text:p text:style-name="P9"><draw:frame draw:style-name="fr2" draw:name="Object3" text:anchor-type="as-char" svg:width="3.002in" svg:height="0.5862in" draw:z-index="7"><draw:object xlink:href="./Object 3" xlink:type="simple" xlink:show="embed" xlink:actuate="onLoad"/><draw:image xlink:href="./ObjectReplacements/Object 3" xlink:type="simple" xlink:show="embed" xlink:actuate="onLoad"/></draw:frame></text:p>
      <text:p text:style-name="P9"/>
      <text:p text:style-name="P9"><draw:frame draw:style-name="fr2" draw:name="Object4" text:anchor-type="as-char" svg:width="3.1508in" svg:height="0.5862in" draw:z-index="4"><draw:object xlink:href="./Object 4" xlink:type="simple" xlink:show="embed" xlink:actuate="onLoad"/><draw:image xlink:href="./ObjectReplacements/Object 4" xlink:type="simple" xlink:show="embed" xlink:actuate="onLoad"/></draw:frame></text:p>
      <text:p text:style-name="P9"/>
      <text:p text:style-name="P9"><text:soft-page-break/><draw:frame draw:style-name="fr2" draw:name="Object5" text:anchor-type="as-char" svg:width="3.3953in" svg:height="0.5862in" draw:z-index="5"><draw:object xlink:href="./Object 5" xlink:type="simple" xlink:show="embed" xlink:actuate="onLoad"/><draw:image xlink:href="./ObjectReplacements/Object 5" xlink:type="simple" xlink:show="embed" xlink:actuate="onLoad"/></draw:frame></text:p>
      <text:p text:style-name="P9"/>
      <text:p text:style-name="P9"><draw:frame draw:style-name="fr3" draw:name="Object8" text:anchor-type="as-char" svg:width="0.8839in" svg:height="0.3772in" draw:z-index="8"><draw:object xlink:href="./Object 8" xlink:type="simple" xlink:show="embed" xlink:actuate="onLoad"/><draw:image xlink:href="./ObjectReplacements/Object 8" xlink:type="simple" xlink:show="embed" xlink:actuate="onLoad"/></draw:frame></text:p>
      <text:p text:style-name="P9"/>
      <text:p text:style-name="P9"><draw:frame draw:style-name="fr3" draw:name="Object9" text:anchor-type="as-char" svg:width="1.4598in" svg:height="0.3772in" draw:z-index="6"><draw:object xlink:href="./Object 9" xlink:type="simple" xlink:show="embed" xlink:actuate="onLoad"/><draw:image xlink:href="./ObjectReplacements/Object 9" xlink:type="simple" xlink:show="embed" xlink:actuate="onLoad"/></draw:frame></text:p>
      <text:p text:style-name="P9"/>
      <text:p text:style-name="P9"><draw:frame draw:style-name="fr2" draw:name="Object6" text:anchor-type="as-char" svg:width="3.1709in" svg:height="0.5862in" draw:z-index="2"><draw:object xlink:href="./Object 6" xlink:type="simple" xlink:show="embed" xlink:actuate="onLoad"/><draw:image xlink:href="./ObjectReplacements/Object 6" xlink:type="simple" xlink:show="embed" xlink:actuate="onLoad"/><svg:desc>formula</svg:desc></draw:frame></text:p>
      <text:p text:style-name="P9"/>
      <text:p text:style-name="P9"><draw:frame draw:style-name="fr2" draw:name="Object7" text:anchor-type="as-char" svg:width="1.8307in" svg:height="2.1098in" draw:z-index="3"><draw:object xlink:href="./Object 7" xlink:type="simple" xlink:show="embed" xlink:actuate="onLoad"/><draw:image xlink:href="./ObjectReplacements/Object 7" xlink:type="simple" xlink:show="embed" xlink:actuate="onLoad"/><svg:desc>formula</svg:desc></draw:frame></text:p>
      <text:p text:style-name="P3"/>
      <text:p text:style-name="P4">Calcium and phosphate solubility</text:p>
      <text:p text:style-name="P3"/>
      <text:p text:style-name="P3">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3"/>
      <text:p text:style-name="P15"><text:span text:style-name="T5">calcium-phosphate solubility estimate</text:span> </text:p>
      <text:p text:style-name="P15"><draw:frame draw:style-name="fr3" draw:name="Object10" text:anchor-type="as-char" svg:width="4.2874in" svg:height="0.6429in" draw:z-index="10"><draw:object xlink:href="./Object 10" xlink:type="simple" xlink:show="embed" xlink:actuate="onLoad"/><draw:image xlink:href="./ObjectReplacements/Object 10" xlink:type="simple" xlink:show="embed" xlink:actuate="onLoad"/></draw:frame></text:p>
      <text:p text:style-name="P3"/>
      <text:p text:style-name="P3">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Let's go back and look at the PPN in the previous example and make sure that the calcium and phosphates should be stable.</text:p>
      <text:p text:style-name="P5"><text:soft-page-break/>Example</text:p>
      <text:p text:style-name="P3"/>
      <text:p text:style-name="P3">Using the numbers from the previous example problem determine if the PPN should precipitate.</text:p>
      <text:p text:style-name="P3"/>
      <text:p text:style-name="P9">There were 15 mMol of potassium phosphate and 2.5 mEq of calcium gluconate in a total volume of 1 liter.</text:p>
      <text:p text:style-name="P9"/>
      <text:p text:style-name="P9"><draw:frame draw:style-name="fr3" draw:name="Object11" text:anchor-type="as-char" svg:width="5.1929in" svg:height="0.6429in" draw:z-index="11"><draw:object xlink:href="./Object 11" xlink:type="simple" xlink:show="embed" xlink:actuate="onLoad"/><draw:image xlink:href="./ObjectReplacements/Object 11" xlink:type="simple" xlink:show="embed" xlink:actuate="onLoad"/><svg:desc>formula</svg:desc></draw:frame></text:p>
      <text:p text:style-name="P9"/>
      <text:p text:style-name="P9">It should not precipitate as 32.5 mEq/liter is less than 46 mEq/liter.</text:p>
      <text:p text:style-name="P3"/>
      <text:p text:style-name="P3">A lot of material has already been covered in this chapter. Attempt a practice problem to help ensure that all the concepts make sense so far.</text:p>
      <text:p text:style-name="P3"/>
      <text:p text:style-name="P5">Practice Problem</text:p>
      <text:p text:style-name="P3"/>
      <text:p text:style-name="P3">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420298320" text:style-name="L3">
        <text:list-item>
          <text:p text:style-name="P20"><text:span text:style-name="T8">What is the infusion rate in mL/hr?</text:span></text:p>
        </text:list-item>
        <text:list-item>
          <text:p text:style-name="P20"><text:span text:style-name="T8">Determine the quantity of each ingredient required.</text:span></text:p>
        </text:list-item>
        <text:list-item>
          <text:p text:style-name="P20"><text:span text:style-name="T8">Using the information here determine whether or not the calcium and phosphate is likely to precipitate.</text:span></text:p>
        </text:list-item>
      </text:list>
      <text:p text:style-name="P3"/>
      <text:p text:style-name="P8">Requested PN<text:tab/><text:tab/><text:tab/><text:tab/><text:tab/>Source Components</text:p>
      <text:p text:style-name="P9">4% amino acid<text:tab/><text:tab/><text:tab/><text:tab/>8.5% amino acid solution</text:p>
      <text:p text:style-name="P9">19% dextrose<text:tab/><text:tab/><text:tab/><text:tab/><text:tab/>70% dextrose solution</text:p>
      <text:p text:style-name="P9">250 mL of 20% lipid emulsion<text:tab/><text:tab/>250 mL of 20% lipid emulsion</text:p>
      <text:p text:style-name="P9">sodium chloride 100 mEq<text:tab/><text:tab/><text:tab/>14.6% sodium chloride (2.5mEq/mL, 146 mg/mL)</text:p>
      <text:p text:style-name="P9">potassium acetate 80 mEq<text:tab/><text:tab/><text:tab/>potassium acetate 2 mEq/mL</text:p>
      <text:p text:style-name="P9">calcium gluconate 9.4 mEq<text:tab/><text:tab/><text:tab/>10% calcium gluconate (4.65 mEq/10 mL)</text:p>
      <text:p text:style-name="P9">magnesium sulfate 16 mEq<text:tab/><text:tab/><text:tab/>50% magnesium sulfate (4.06 mEq/mL)</text:p>
      <text:p text:style-name="P9">sodium phosphate 30 mMol<text:tab/><text:tab/><text:tab/>sodium phosphate 3 mMol/mL</text:p>
      <text:p text:style-name="P9">MVI 10 mL<text:tab/><text:tab/><text:tab/><text:tab/><text:tab/>MVI 10 mL vial</text:p>
      <text:p text:style-name="P9">trace elements 1 mL<text:tab/><text:tab/><text:tab/><text:tab/>trace elements 1 mL</text:p>
      <text:p text:style-name="P9">famotidine 40 mg<text:tab/><text:tab/><text:tab/><text:tab/>famotidine 20 mg/2 mL</text:p>
      <text:p text:style-name="P9">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Mono" svg:font-family="'DejaVu Sans Mono'" style:font-family-generic="modern" style:font-pitch="fixed"/>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7T15:50:44</dc:date>
    <dc:creator>Sean Parsons</dc:creator>
    <meta:editing-duration>PT6H31M12S</meta:editing-duration>
    <meta:editing-cycles>8</meta:editing-cycles>
    <meta:generator>LibreOffice/3.3$Linux LibreOffice_project/330m19$Build-301</meta:generator>
    <meta:printed-by>Sean Parsons</meta:printed-by>
    <meta:print-date>2012-02-27T15:49:14</meta:print-date>
    <meta:document-statistic meta:table-count="1" meta:image-count="1" meta:object-count="11" meta:page-count="8" meta:paragraph-count="106" meta:word-count="1401" meta:character-count="9033"/>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